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3b66"/>
    </style:style>
    <style:style style:name="T2" style:family="text">
      <style:text-properties officeooo:rsid="000b8e34"/>
    </style:style>
    <style:style style:name="T3" style:family="text">
      <style:text-properties officeooo:rsid="000bc1dc"/>
    </style:style>
    <style:style style:name="T4" style:family="text">
      <style:text-properties officeooo:rsid="000d1b01"/>
    </style:style>
    <style:style style:name="T5" style:family="text">
      <style:text-properties officeooo:rsid="000e7f6c"/>
    </style:style>
    <style:style style:name="T6" style:family="text">
      <style:text-properties officeooo:rsid="000fcd7c"/>
    </style:style>
    <style:style style:name="T7" style:family="text">
      <style:text-properties officeooo:rsid="00118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Keywords are not case sensitive. For example, Wifi WIFI and WiFi are all the same keyword.</text:span></text:p>
      <text:p text:style-name="Standard">- <text:span text:style-name="T1">Removed some anomalies. For example, if a certain vendor </text:span><text:span text:style-name="T2">is overusing a particular group of </text:span><text:span text:style-name="T3">unrelated </text:span><text:span text:style-name="T2">symbols </text:span><text:span text:style-name="T3">such as ❻❻ or ★▄▀▄▀▄▀▄▀▄▀▄▀▄▀▄,</text:span></text:p>
      <text:p text:style-name="Standard">- <text:span text:style-name="T5">Removed “How To” as this </text:span><text:span text:style-name="T6">always flags as drug production</text:span></text:p>
      <text:p text:style-name="Standard">- ‘<text:span text:style-name="T7">No Carding’ – fraud but not card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05:47.049277591</meta:creation-date>
    <dc:date>2020-06-16T21:52:50.211251126</dc:date>
    <meta:editing-duration>PT26M50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1" meta:paragraph-count="4" meta:word-count="59" meta:character-count="331" meta:non-whitespace-character-count="276"/>
  </office:meta>
</office:document-meta>
</file>